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fo:language="lt" fo:country="LT" fo:background-color="transparent" style:font-size-asian="14pt" style:font-size-complex="14pt"/>
    </style:style>
    <style:style style:name="P2" style:family="paragraph" style:parent-style-name="Standard">
      <style:paragraph-properties fo:line-height="150%" fo:text-align="center" style:justify-single-word="false"/>
      <style:text-properties fo:font-size="12pt" fo:language="lt" fo:country="LT" fo:background-color="transparent" style:font-size-asian="12pt" style:font-size-complex="12pt"/>
    </style:style>
    <style:style style:name="P3" style:family="paragraph" style:parent-style-name="Standard">
      <style:paragraph-properties fo:line-height="150%" fo:text-align="justify" style:justify-single-word="false"/>
      <style:text-properties fo:font-size="12pt" fo:language="lt" fo:country="LT" fo:background-color="transparent" style:font-size-asian="12pt" style:font-size-complex="12pt"/>
    </style:style>
    <style:style style:name="T1" style:family="text">
      <style:text-properties fo:language="en" fo:country="U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laipėdos Universiteto</text:p>
      <text:p text:style-name="P2">Jūros technologijų ir gamtos mokslų fakulteto</text:p>
      <text:p text:style-name="P2">Informatikos inžinerijos studijų programos studentas</text:p>
      <text:p text:style-name="P1"/>
      <text:p text:style-name="P1"/>
      <text:p text:style-name="P1"/>
      <text:p text:style-name="P1"/>
      <text:p text:style-name="P1">Edgaras Jurevičius</text:p>
      <text:p text:style-name="P1"/>
      <text:p text:style-name="P1"/>
      <text:p text:style-name="P1"/>
      <text:p text:style-name="P1"/>
      <text:p text:style-name="P1"/>
      <text:p text:style-name="P1">I. Šimonytės bendravimo stilius per įtakos darymą</text:p>
      <text:p text:style-name="P1">Mokslinę esė</text:p>
      <text:p text:style-name="P1"/>
      <text:p text:style-name="P1"/>
      <text:p text:style-name="P1"/>
      <text:p text:style-name="P1"/>
      <text:p text:style-name="P1"/>
      <text:p text:style-name="P2">Tikrino Dr. Indrė Nazarenko</text:p>
      <text:p text:style-name="P1"/>
      <text:p text:style-name="P1"/>
      <text:p text:style-name="P1"/>
      <text:p text:style-name="P1"/>
      <text:p text:style-name="P1"/>
      <text:p text:style-name="P1"/>
      <text:p text:style-name="P1"/>
      <text:p text:style-name="P1"/>
      <text:p text:style-name="P1"/>
      <text:p text:style-name="P2">Klaipėda, 2022</text:p>
      <text:p text:style-name="P3"><text:soft-page-break/><text:tab/><text:span text:style-name="T1">Vaizdo </text:span>įrašo analizei buvo pasirinktas vaizdo įrašas<text:note text:id="ftn0" text:note-class="footnote"><text:note-citation>1</text:note-citation><text:note-body><text:p text:style-name="P3"><text:s/>https://www.lrt.lt/mediateka/irasas/2000132620/simonytes-atsakymas-skverneliui-sekmadieni-turejome-ekspertu-rekomendacijas-bet-i-jas-atsizvelgta-nebuvo</text:p></text:note-body></text:note>, kuriame ministrė pirmininke Ingrida Šimonytė vykdo informacinį pranešimą Covid-19 pandemijos metu dėl tuo metu buvusios situacijos ir priimamų veiksmų, bei jų efektyvumo. </text:p>
      <text:p text:style-name="P3"><text:tab/>I. Šimonytė pranešimui naudoja oficialią aplinką, aprangą, tai sukuria atitinkamą atmosferą. Dialogas vyksta klausimų – atsakymų forma.</text:p>
      <text:p text:style-name="P3"><text:tab/>Naudojama neverbalinė komunikacija: akių kontaktas su žiniasklaidos atstovais išklausant ir atsakant į klausimus, <text:s/>rankų gestai. Taip pat, galima būtų numanyti, kad prie neverbalinės komunikacijos galėtume priskirti ir veido kaukės naudojimą. Nors veido kaukė, uždengdama dalį veido, daro įtaką mimikos skaitymui taip pabloginant neverbalinę komunikaciją, bet galima būtų numanyti, kad tai taip pat savotiškas pareiškimas apie veido kaukių naudojimo svarbą tuo metu buvosioje situacijoje.</text:p>
      <text:p text:style-name="P3"><text:tab/>Taip pat ministrė pirmininkė nebijo kontroversiškų pasisakymų. Šiuo atveju, turima omenyje I. Šimonytės pasisakymas apie vyriausybės abejingumą ekspertų siūlomams sprendimams. Galima būtų teigti, kad tai galima būtų vertinti, kaip neigiamos informacijos skleidimą. Bet tuo pačiu metu, galime numanyti, kad iš dalies tai bandymas sudaryti spaudimą tam, kad greičiau būtų priimami sprendimai, iš dalies bandymas suartėti su tauta (nes, dažniausiai, jie apie vyriausybę atsiliepia nelabai teigiamai), iš dalies bandymas parodyti ekspertų siūlomų ir priimamų sprendimų svarbą.</text:p>
      <text:p text:style-name="P3"><text:tab/>Pabaigai, mano nuomone, galima būtų teikti, kad ministrė pirmininkė Ingrida Šimonytė puikiai išnaudoja neverbalinę komunikaciją. Net ir esant neigiamam veido kaukės poveikiui mimikos skaitymui, tai kompensuoja akių kontaktu, žestais. Taip pat, tiek savo pavyzdžiu, tiek kalba pažymi sprendimų ir jų laikymosi svarbą. Ministrė pirmininkė puikiai išnaudoja savo naudai, net ir informaciją, kurią galima būtų vertinti kaip neigiamą. <text:s text:c="3"/></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35in" style:type="center"/>
          <style:tab-stop style:position="6.7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1.1799in" fo:margin-right="0.3902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0-02T14:45:26.46</meta:creation-date>
    <dc:date>2022-10-02T17:55:02.73</dc:date>
    <meta:editing-duration>PT2H39M11S</meta:editing-duration>
    <meta:editing-cycles>7</meta:editing-cycles>
    <meta:generator>OpenOffice/4.1.12$Win32 OpenOffice.org_project/4112m1$Build-9809</meta:generator>
    <meta:document-statistic meta:table-count="0" meta:image-count="0" meta:object-count="0" meta:page-count="2" meta:paragraph-count="14" meta:word-count="274" meta:character-count="2250"/>
  </office:meta>
</office:document-meta>
</file>